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Tabel1" style:family="table">
      <style:table-properties style:width="16.619cm" fo:margin-left="0.379cm" table:align="left" style:writing-mode="lr-tb"/>
    </style:style>
    <style:style style:name="Tabel1.A" style:family="table-column">
      <style:table-column-properties style:column-width="0.617cm"/>
    </style:style>
    <style:style style:name="Tabel1.B" style:family="table-column">
      <style:table-column-properties style:column-width="16.002cm"/>
    </style:style>
    <style:style style:name="Tabel1.A1" style:family="table-cell">
      <style:table-cell-properties fo:padding="0.019cm" fo:border="none"/>
    </style:style>
    <style:style style:name="Tabel3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15.968cm"/>
    </style:style>
    <style:style style:name="Tabel3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3d086d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2b675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2cf1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1f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205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471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58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d086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d4b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4666a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officeooo:paragraph-rsid="0d804757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ca9fb" officeooo:paragraph-rsid="0e3471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Mono" fo:font-size="12pt" fo:language="nl" fo:country="NL" fo:font-style="normal" style:text-underline-style="none" fo:font-weight="normal" officeooo:rsid="01cca9fb" officeooo:paragraph-rsid="0e3d4b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e3d086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4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d086d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3dbdfe" style:font-size-asian="12pt" style:font-size-complex="12pt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c7d41ef" style:font-size-asian="12pt" style:font-size-complex="12pt"/>
    </style:style>
    <style:style style:name="P2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4f68805"/>
    </style:style>
    <style:style style:name="P32" style:family="paragraph" style:parent-style-name="Standard">
      <style:text-properties officeooo:paragraph-rsid="0cc50ec9"/>
    </style:style>
    <style:style style:name="P33" style:family="paragraph" style:parent-style-name="Standard">
      <style:text-properties officeooo:paragraph-rsid="0cc5fe5b"/>
    </style:style>
    <style:style style:name="P3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2b675d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2b675d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8" style:family="paragraph" style:parent-style-name="Standard">
      <style:text-properties officeooo:paragraph-rsid="0daef67d"/>
    </style:style>
    <style:style style:name="P39" style:family="paragraph" style:parent-style-name="Standard">
      <style:text-properties officeooo:paragraph-rsid="0dce9327"/>
    </style:style>
    <style:style style:name="P40" style:family="paragraph" style:parent-style-name="Standard">
      <style:text-properties officeooo:paragraph-rsid="0e153b91"/>
    </style:style>
    <style:style style:name="P41" style:family="paragraph" style:parent-style-name="Standard">
      <style:text-properties officeooo:paragraph-rsid="0e2b675d"/>
    </style:style>
    <style:style style:name="P42" style:family="paragraph" style:parent-style-name="Standard">
      <style:text-properties officeooo:paragraph-rsid="0e347187"/>
    </style:style>
    <style:style style:name="P43" style:family="paragraph" style:parent-style-name="Standard">
      <style:text-properties officeooo:paragraph-rsid="0e358623"/>
    </style:style>
    <style:style style:name="P44" style:family="paragraph" style:parent-style-name="Standard">
      <style:text-properties officeooo:paragraph-rsid="0e3d086d"/>
    </style:style>
    <style:style style:name="P4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4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e3d086d"/>
    </style:style>
    <style:style style:name="P4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3d086d"/>
    </style:style>
    <style:style style:name="P4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4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e4da80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e4da80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e4da80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 style:list-style-name="L1"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5862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4718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4da80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style:font-name="Liberation Sans" fo:font-size="12pt" officeooo:paragraph-rsid="0e4da804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4da80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da80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e4da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text-properties officeooo:paragraph-rsid="0e4da804"/>
    </style:style>
    <style:style style:name="P6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fo:language="nl" fo:country="NL" style:language-asian="nl" style:country-asian="NL"/>
    </style:style>
    <style:style style:name="T4" style:family="text">
      <style:text-properties officeooo:rsid="02f99a6c"/>
    </style:style>
    <style:style style:name="T5" style:family="text">
      <style:text-properties fo:color="#000000" loext:opacity="100%" style:text-line-through-style="none" style:text-line-through-type="none" fo:language="nl" fo:country="NL" fo:font-style="normal" style:text-underline-style="none" officeooo:rsid="03fd041e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fo:color="#000000" loext:opacity="100%" style:text-line-through-style="none" style:text-line-through-type="none" fo:language="nl" fo:country="NL" fo:font-style="normal" style:text-underline-style="none" officeooo:rsid="0e2b675d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fo:color="#000000" loext:opacity="100%" style:text-line-through-style="none" style:text-line-through-type="none" fo:language="nl" fo:country="NL" fo:font-style="normal" style:text-underline-style="none" officeooo:rsid="01cca9fb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675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name-asian="DejaVu Sans" style:language-asian="nl" style:country-asian="NL" style:font-weight-asian="bold" style:font-name-complex="Bitstream Vera Sans" style:language-complex="nl" style:country-complex="N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fo:language="nl" fo:country="NL" fo:font-weight="normal" officeooo:rsid="0e3dbdf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" fo:font-size="12pt" fo:language="nl" fo:country="NL" fo:font-weight="normal" officeooo:rsid="0e27a1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font-name="Liberation Sans" fo:font-size="12pt" fo:language="nl" fo:country="NL" fo:font-weight="normal" officeooo:rsid="0e3e1e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font-name="Liberation Sans" fo:font-size="12pt" fo:language="nl" fo:country="NL" fo:font-weight="normal" officeooo:rsid="0e27a11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style:text-underline-style="none" officeooo:rsid="092843b3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font-name="Liberation Sans" fo:font-size="12pt" fo:language="nl" fo:country="NL" fo:font-style="normal" style:text-underline-style="none" officeooo:rsid="0e51019d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style:font-name="Liberation Sans" fo:font-size="12pt"/>
    </style:style>
    <style:style style:name="T5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" fo:font-size="12pt" style:font-size-asian="12pt" style:font-size-complex="12pt"/>
    </style:style>
    <style:style style:name="T60" style:family="text">
      <style:text-properties style:font-name="Liberation Sans" fo:font-size="12pt" style:text-underline-style="none" fo:font-weight="bold" fo:background-color="transparent" loext:char-shading-value="0" style:font-weight-asian="bold" style:font-name-complex="Bitstream Vera Sans" style:language-complex="nl" style:country-complex="NL" style:font-weight-complex="bold"/>
    </style:style>
    <style:style style:name="T61" style:family="text">
      <style:text-properties style:font-name="Liberation Sans" fo:font-size="12pt" style:text-underline-style="none" fo:background-color="transparent" loext:char-shading-value="0" style:font-name-complex="Bitstream Vera Sans" style:language-complex="nl" style:country-complex="NL"/>
    </style:style>
    <style:style style:name="T62" style:family="text">
      <style:text-properties style:font-name="Liberation Sans" fo:font-size="12pt" fo:font-weight="normal" fo:background-color="transparent" loext:char-shading-value="0" style:font-weight-asian="normal" style:font-weight-complex="normal"/>
    </style:style>
    <style:style style:name="T63" style:family="text">
      <style:text-properties style:font-name="Liberation Sans" fo:font-size="12pt" fo:font-weight="normal" officeooo:rsid="0e3d086d" fo:background-color="transparent" loext:char-shading-value="0" style:font-weight-asian="normal" style:font-weight-complex="normal"/>
    </style:style>
    <style:style style:name="T64" style:family="text">
      <style:text-properties style:font-name="Liberation Sans" fo:font-size="12pt" fo:font-weight="normal" officeooo:rsid="0e3d4b6f" fo:background-color="transparent" loext:char-shading-value="0" style:font-weight-asian="normal" style:font-weight-complex="normal"/>
    </style:style>
    <style:style style:name="T65" style:family="text">
      <style:text-properties style:font-name="Liberation Sans" fo:font-size="12pt" fo:font-weight="bold" fo:background-color="transparent" loext:char-shading-value="0" style:font-weight-asian="bold" style:font-weight-complex="bold"/>
    </style:style>
    <style:style style:name="T66" style:family="text">
      <style:text-properties style:font-name="Liberation Sans" fo:font-size="12pt" officeooo:rsid="077274a0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e3b33d0" style:font-weight-asian="bold" style:font-weight-complex="bold"/>
    </style:style>
    <style:style style:name="T69" style:family="text">
      <style:text-properties fo:font-weight="bold" officeooo:rsid="0e3d086d" style:font-weight-asian="bold" style:font-weight-complex="bold"/>
    </style:style>
    <style:style style:name="T70" style:family="text">
      <style:text-properties style:font-name="Liberation Mono"/>
    </style:style>
    <style:style style:name="T71" style:family="text">
      <style:text-properties style:font-name="Liberation Mono" fo:font-size="12pt" fo:font-weight="normal" fo:background-color="transparent" loext:char-shading-value="0" style:font-weight-asian="normal" style:font-weight-complex="normal"/>
    </style:style>
    <style:style style:name="T72" style:family="text">
      <style:text-properties officeooo:rsid="0e44b281"/>
    </style:style>
    <style:style style:name="T73" style:family="text">
      <style:text-properties officeooo:rsid="0e4666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Strong_20_Emphasis"><text:span text:style-name="T39">C</text:span></text:span><text:span text:style-name="Strong_20_Emphasis"><text:span text:style-name="T38">hecklist voor </text:span></text:span><text:span text:style-name="Strong_20_Emphasis"><text:span text:style-name="T43">het</text:span></text:span><text:span text:style-name="Strong_20_Emphasis"><text:span text:style-name="T40"> inst</text:span></text:span><text:span text:style-name="Strong_20_Emphasis"><text:span text:style-name="T43">e</text:span></text:span><text:span text:style-name="Strong_20_Emphasis"><text:span text:style-name="T40">ll</text:span></text:span><text:span text:style-name="Strong_20_Emphasis"><text:span text:style-name="T43">en</text:span></text:span><text:span text:style-name="Strong_20_Emphasis"><text:span text:style-name="T38"> van </text:span></text:span><text:span text:style-name="Strong_20_Emphasis"><text:span text:style-name="T44">Ubunt</text:span></text:span><text:span text:style-name="Strong_20_Emphasis"><text:span text:style-name="T45">u</text:span></text:span><text:span text:style-name="Strong_20_Emphasis"><text:span text:style-name="T44"> of Debian GNU/Linux </text:span></text:span><text:span text:style-name="Strong_20_Emphasis"><text:span text:style-name="T46">desktop</text:span></text:span><text:span text:style-name="Strong_20_Emphasis"><text:span text:style-name="T42">.</text:span></text:span></text:p>
      <text:p text:style-name="P3"/>
      <text:p text:style-name="P40"><text:span text:style-name="T12">Kijk op</text:span><text:span text:style-name="T38"> </text:span><text:a xlink:type="simple" xlink:href="https://karelzimmer.nl/" text:style-name="Internet_20_link" text:visited-style-name="Visited_20_Internet_20_Link"><text:span text:style-name="Internet_20_link"><text:span text:style-name="T58">karelzimmer.nl</text:span></text:span></text:a><text:span text:style-name="T38"> </text:span><text:span text:style-name="T54">voor</text:span><text:span text:style-name="T55"> </text:span><text:span text:style-name="T56">deze en andere </text:span><text:span text:style-name="T16">checklists, scripts, </text:span><text:span text:style-name="T17">en informatie</text:span><text:span text:style-name="T16">.</text:span></text:p>
      <text:p text:style-name="P4"/>
      <text:p text:style-name="P29"><text:span text:style-name="T9">D</text:span><text:span text:style-name="T8">it is een invulbare PD</text:span><text:span text:style-name="T10">F</text:span><text:span text:style-name="T8"> met keuzevakken; </text:span><text:span text:style-name="T11">a</text:span><text:span text:style-name="T8">fdrukken is niet noodzakelijk.</text:span></text:p>
      <text:p text:style-name="P28"/>
      <text:list xml:id="list2993375427" text:style-name="L1">
        <text:list-item>
          <text:p text:style-name="P52"><text:bookmark-start text:name="__RefNumPara__4009_1271708128"/><text:span text:style-name="Strong_20_Emphasis"><text:span text:style-name="T66">Bitwarden-extensie (wachtwoordbeheer) instelle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34849126768">
          <table:table-cell table:style-name="_32_._5f_Installatie_5f_uitvoeren.A1" office:value-type="string">
            <text:p text:style-name="P32"><text:span text:style-name="Strong_20_Emphasis"><text:span text:style-name="T22"><text:s/></text:span></text:span><text:span text:style-name="Strong_20_Emphasis"><text:span text:style-name="T26"><draw:control text:anchor-type="as-char" draw:z-index="0" draw:name="Vorm9" draw:style-name="gr1" draw:text-style-name="P61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8">Ingebruikname van Bitwarden bestaat uit de volgende stappen.</text:p>
          </table:table-cell>
        </table:table-row>
        <table:table-row table:style-name="TableLine94534849271440">
          <table:table-cell table:style-name="_32_._5f_Installatie_5f_uitvoeren.A1" office:value-type="string">
            <text:p text:style-name="P32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7">Start Bitwarden.</text:p>
            <text:p text:style-name="P7">Maak een account aan met een sterk(!) Hoofdwachtwoord.</text:p>
            <text:p text:style-name="P7">Exporteer de opgeslagen wachtwoorden uit de bestaande wachtwoordbeheerder.</text:p>
            <text:p text:style-name="P7">Importeer de opgeslagen wachtwoorden in Bitwarden.</text:p>
            <text:p text:style-name="P7">Verwijder de uit de oude wachtwoordbeheerder geëxporteerde wachtwoorden.</text:p>
            <text:p text:style-name="P7">Verwijder de oude wachtwoordbeheerder.</text:p>
          </table:table-cell>
        </table:table-row>
        <table:table-row table:style-name="TableLine94534849271952"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10"/>
          </table:table-cell>
        </table:table-row>
        <table:table-row table:style-name="TableLine94534849272576">
          <table:table-cell table:style-name="_32_._5f_Installatie_5f_uitvoeren.A1" office:value-type="string">
            <text:p text:style-name="P43"><text:span text:style-name="Strong_20_Emphasis"><text:span text:style-name="T22"><text:s/></text:span></text:span><text:span text:style-name="Strong_20_Emphasis"><text:span text:style-name="T26"><draw:control text:anchor-type="as-char" draw:z-index="7" draw:name="Vorm 8" draw:style-name="gr1" draw:text-style-name="P6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0">Met het gebruik van Bitwarden wordt het opslaan van wachtwoorden in de browser sterk afgeraden. Dit betekent voor de browser:</text:p>
          </table:table-cell>
        </table:table-row>
        <table:table-row table:style-name="TableLine94534849273200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53">Stop het (automatisch) opslaan van wachtwoorden</text:p>
            <text:p text:style-name="P53">Verwijder opgeslagen wachtwoorden</text:p>
            <text:p text:style-name="P53">Voeg de Bitwarden-extensie toe</text:p>
          </table:table-cell>
        </table:table-row>
        <table:table-row table:style-name="TableLine9453484927382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534849274448">
          <table:table-cell table:style-name="_32_._5f_Installatie_5f_uitvoeren.A1" office:value-type="string">
            <text:p text:style-name="P42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13"><text:span text:style-name="T67">Google</text:span><text:span text:style-name="T68"> </text:span><text:span text:style-name="T67">Chrome</text:span> <text:span text:style-name="T72">(voor </text:span><text:span text:style-name="T67">Firefox webbrowser</text:span><text:span text:style-name="T72"> </text:span><text:span text:style-name="T73">verloopt dit praktisch hetzelfde)</text:span></text:p>
          </table:table-cell>
        </table:table-row>
        <table:table-row table:style-name="TableLine94534849275072">
          <table:table-cell table:style-name="_32_._5f_Installatie_5f_uitvoeren.A1" office:value-type="string">
            <text:p text:style-name="P42"><text:span text:style-name="Strong_20_Emphasis"><text:span text:style-name="T22"><text:s/></text:span></text:span><text:span text:style-name="Strong_20_Emphasis"><text:span text:style-name="T26"><draw:control text:anchor-type="as-char" draw:z-index="3" draw:name="Vorm 4" draw:style-name="gr1" draw:text-style-name="P61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54">Stop het (automatisch) opslaan van wachtwoorden</text:p>
          </table:table-cell>
        </table:table-row>
        <table:table-row table:style-name="TableLine94534849275696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9">Klik rechtsboven op de gebruikersafbeelding en kies <text:span text:style-name="T67">Je Google-account beheren</text:span>.</text:p>
            <text:p text:style-name="P9">Klik aan de linkerkant op <text:span text:style-name="T67">Beveiliging</text:span>.</text:p>
            <text:p text:style-name="P9">Scroll naar beneden en klik op <text:span text:style-name="T67">Wachtwoordmanager</text:span>.</text:p>
            <text:p text:style-name="P9">Klik rechtsboven op <text:span text:style-name="T67">tandwiel-symbool</text:span>.</text:p>
            <text:p text:style-name="P8">Zet schuifjes <text:span text:style-name="T67">Automatisch inloggen</text:span> en <text:span text:style-name="T67">Aanbieden om wachtwoorden op te slaan</text:span> uit.</text:p>
          </table:table-cell>
        </table:table-row>
        <table:table-row table:style-name="TableLine94534849276944">
          <table:table-cell table:style-name="_32_._5f_Installatie_5f_uitvoeren.A1" office:value-type="string">
            <text:p text:style-name="P42"><text:span text:style-name="Strong_20_Emphasis"><text:span text:style-name="T22"><text:s/></text:span></text:span><text:span text:style-name="Strong_20_Emphasis"><text:span text:style-name="T26"><draw:control text:anchor-type="as-char" draw:z-index="4" draw:name="Vorm 5" draw:style-name="gr1" draw:text-style-name="P61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4">Verwijder opgeslagen wachtwoorden</text:p>
          </table:table-cell>
        </table:table-row>
        <table:table-row table:style-name="TableLine94534849277568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8">Klik rechtsboven op <text:span text:style-name="T67">Meer⋮</text:span>.</text:p>
            <text:p text:style-name="P8">Klik op Instellingen.</text:p>
            <text:p text:style-name="P8">Klik onder <text:span text:style-name="T67">Privacy en beveiliging</text:span> op <text:span text:style-name="T67">Browsegegevens wissen</text:span>.</text:p>
            <text:p text:style-name="P8">Klik op <text:span text:style-name="T67">Geavanceerd</text:span> (tab).</text:p>
            <text:p text:style-name="P8">Vink aan <text:span text:style-name="T67">Wachtwoorden en andere inloggegevens</text:span> en klik op <text:span text:style-name="T67">Gegevens wissen</text:span>.</text:p>
          </table:table-cell>
        </table:table-row>
        <table:table-row table:style-name="TableLine94534849279056">
          <table:table-cell table:style-name="_32_._5f_Installatie_5f_uitvoeren.A1" office:value-type="string">
            <text:p text:style-name="P42"><text:span text:style-name="Strong_20_Emphasis"><text:span text:style-name="T22"><text:s/></text:span></text:span><text:span text:style-name="Strong_20_Emphasis"><text:span text:style-name="T26"><draw:control text:anchor-type="as-char" draw:z-index="5" draw:name="Vorm 6" draw:style-name="gr1" draw:text-style-name="P61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4">Voeg de Bitwarden-extensie toe</text:p>
          </table:table-cell>
        </table:table-row>
        <table:table-row table:style-name="TableLine94534849279840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9">Ga naar <text:a xlink:type="simple" xlink:href="https://bitwarden.com/download/" text:style-name="Internet_20_link" text:visited-style-name="Visited_20_Internet_20_Link">https://bitwarden.com/download/</text:a> </text:p>
            <text:p text:style-name="P9">Scroll naar beneden en rechts van <text:span text:style-name="T67">WEB BROWSER</text:span> klik op <text:span text:style-name="T67">Google Chrome</text:span>.</text:p>
            <text:p text:style-name="P9">Klik op <text:span text:style-name="T67">Toev. aan Chrome</text:span>.</text:p>
            <text:p text:style-name="P9">Klik rechtsboven op Bitwarden-icoontje en geef het Hoofdwachtwoord.</text:p>
          </table:table-cell>
        </table:table-row>
        <table:table-row table:style-name="TableLine94534849281408">
          <table:table-cell table:style-name="_32_._5f_Installatie_5f_uitvoeren.A1" office:value-type="string">
            <text:p text:style-name="P42"><text:span text:style-name="Strong_20_Emphasis"><text:span text:style-name="T22"><text:s/></text:span></text:span><text:span text:style-name="Strong_20_Emphasis"><text:span text:style-name="T26"><draw:control text:anchor-type="as-char" draw:z-index="6" draw:name="Vorm 7" draw:style-name="gr1" draw:text-style-name="P61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Eventueel, met licht veiligheidsrisico, maar groot gebruikersgemak</text:p>
          </table:table-cell>
        </table:table-row>
        <table:table-row table:style-name="TableLine94534849282192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9">Klik in Bitwarden-extensie op <text:span text:style-name="T67">Instellingen</text:span> en klik onder <text:span text:style-name="T67">BEVEILIGING</text:span> op <text:span text:style-name="T67">Time-out van de kluis</text:span> en selecteer <text:span text:style-name="T67">Nooit</text:span>.</text:p>
            <text:p text:style-name="P9">Klik in Bitwarden-extensie op <text:span text:style-name="T67">Instellingen</text:span> en klik onder <text:span text:style-name="T67">OVERIG</text:span> op <text:span text:style-name="T67">Opties</text:span> en vink aan <text:span text:style-name="T67">Automatisch invullen bij laden van pagina</text:span>.</text:p>
          </table:table-cell>
        </table:table-row>
      </table:table>
      <text:p text:style-name="P30"><text:span text:style-name="Strong_20_Emphasis"><text:span text:style-name="T28"/></text:span></text:p>
      <text:list xml:id="list203008407353060" text:continue-numbering="true" text:style-name="L1">
        <text:list-item>
          <text:p text:style-name="P46"><text:span text:style-name="Strong_20_Emphasis"><text:span text:style-name="T33">Citrix Workspace-app voor Chrome OS (telewerken) installeren<text:line-break/></text:span></text:span><text:span text:style-name="Strong_20_Emphasis"><text:span text:style-name="T29">(</text:span></text:span><text:span text:style-name="Strong_20_Emphasis"><text:span text:style-name="T15">Aka Citrix Receiver, ICA Client</text:span></text:span><text:span text:style-name="Strong_20_Emphasis"><text:span text:style-name="T18">)</text:span></text:span></text:p>
        </text:list-item>
      </text:list>
      <text:p text:style-name="P31"><text:span text:style-name="Strong_20_Emphasis"><text:span text:style-name="T1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34849282896">
          <table:table-cell table:style-name="_33_._5f_Installatie_5f_afronden.A1" office:value-type="string">
            <text:p text:style-name="P33"><text:span text:style-name="Strong_20_Emphasis"><text:span text:style-name="T22"><text:s/></text:span></text:span><text:span text:style-name="Strong_20_Emphasis"><text:span text:style-name="T26"><draw:control text:anchor-type="as-char" draw:z-index="1" draw:name="Vorm24" draw:style-name="gr1" draw:text-style-name="P61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1">Start <text:span text:style-name="T67">Google Chrome</text:span>.</text:p>
            <text:p text:style-name="P11">Zoek naar: <text:span text:style-name="T70">Citrix Workspace-app voor Chrome OS</text:span></text:p>
            <text:p text:style-name="P2"><text:span text:style-name="T15">Klik op </text:span><text:span text:style-name="T32">Toev. aan Chrome</text:span><text:span text:style-name="T15">.</text:span></text:p>
            <text:p text:style-name="P11">Zorg dat Bookmarkbalk zichtbaar is via <text:span text:style-name="T67">Meer⋮</text:span>&gt; <text:span text:style-name="T67">Bladwijzers</text:span> &gt; <text:span text:style-name="T67">Bookmarkbalk bekijken</text:span>.</text:p>
            <text:p text:style-name="P11">Klik links in de Bookmarkbalk op <text:span text:style-name="T67">Apps</text:span> en klik vervolgens op <text:span text:style-name="T67">Citrix Workspace</text:span>.</text:p>
            <text:p text:style-name="P11"><text:span text:style-name="Strong_20_Emphasis"><text:span text:style-name="T15">Om een adres toe te voegen </text:span></text:span><text:span text:style-name="Strong_20_Emphasis"><text:span text:style-name="T63">of te wijzigen </text:span></text:span><text:span text:style-name="Strong_20_Emphasis"><text:span text:style-name="T15">klik op </text:span></text:span><text:span text:style-name="Strong_20_Emphasis"><text:span text:style-name="T65">Instellingen</text:span></text:span><text:span text:style-name="Strong_20_Emphasis"><text:span text:style-name="T15"> (Tandwiel-symbool).</text:span></text:span></text:p>
          </table:table-cell>
        </table:table-row>
      </table:table>
      <text:p text:style-name="P31"><text:span text:style-name="Strong_20_Emphasis"><text:span text:style-name="T13"><text:tab/></text:span></text:span></text:p>
      <text:list xml:id="list203007274730821" text:continue-numbering="true" text:style-name="L1">
        <text:list-item>
          <text:p text:style-name="P49"><text:bookmark-start text:name="__RefNumPara__4083_12717081281"/>AdGuard-extensie (adblocker) instellen<text:bookmark-end text:name="__RefNumPara__4083_12717081281"/></text:p>
        </text:list-item>
      </text:list>
      <text:p text:style-name="P51"/>
      <table:table table:name="Tabel3" table:style-name="Tabel3">
        <table:table-column table:style-name="Tabel3.A"/>
        <table:table-column table:style-name="Tabel3.B"/>
        <table:table-row table:style-name="TableLine94534827951104">
          <table:table-cell table:style-name="Tabel3.A1" office:value-type="string">
            <text:p text:style-name="P59"><text:span text:style-name="Strong_20_Emphasis"><text:span text:style-name="T20"><text:s/></text:span></text:span><text:span text:style-name="Strong_20_Emphasis"><text:span text:style-name="T25"><draw:control text:anchor-type="as-char" draw:z-index="9" draw:name="Vorm3_ 2" draw:style-name="gr1" draw:text-style-name="P61" svg:width="0.35cm" svg:height="0.35cm" draw:control="control10"/></text:span></text:span></text:p>
          </table:table-cell>
          <table:table-cell table:style-name="Tabel3.A1" office:value-type="string">
            <text:p text:style-name="P57"><text:span text:style-name="Strong_20_Emphasis"><text:span text:style-name="T5">Googl</text:span></text:span><text:span text:style-name="Strong_20_Emphasis"><text:span text:style-name="T6">e </text:span></text:span><text:span text:style-name="Strong_20_Emphasis"><text:span text:style-name="T7">Chrome</text:span></text:span></text:p>
          </table:table-cell>
        </table:table-row>
        <table:table-row table:style-name="TableLine94534883764720">
          <table:table-cell table:style-name="Tabel3.A1" office:value-type="string">
            <text:p text:style-name="P59"><text:span text:style-name="Strong_20_Emphasis"><text:span text:style-name="T20"/></text:span></text:p>
          </table:table-cell>
          <table:table-cell table:style-name="Tabel3.A1" office:value-type="string">
            <text:p text:style-name="P55">Start <text:span text:style-name="T67">Google Chrome</text:span>.</text:p>
            <text:p text:style-name="P55">Ga naar <text:a xlink:type="simple" xlink:href="https://adguard.com/nl/download-extension/chrome.html" text:style-name="Internet_20_link" text:visited-style-name="Visited_20_Internet_20_Link">https://adguard.com/nl/download-extension/chrome.html</text:a> </text:p>
            <text:p text:style-name="P55">Klik op <text:span text:style-name="T67">Toev. aan Chrome</text:span>.</text:p>
            <text:p text:style-name="P58"><text:span text:style-name="Strong_20_Emphasis"><text:span text:style-name="T21">Klik op </text:span></text:span><text:span text:style-name="Strong_20_Emphasis"><text:span text:style-name="T31">Extensie toevoegen</text:span></text:span><text:span text:style-name="Strong_20_Emphasis"><text:span text:style-name="T21">.</text:span></text:span></text:p>
          </table:table-cell>
        </table:table-row>
        <table:table-row table:style-name="TableLine94534883759600">
          <table:table-cell table:style-name="Tabel3.A1" office:value-type="string">
            <text:p text:style-name="P60"><text:span text:style-name="Strong_20_Emphasis"><text:span text:style-name="T22"><text:s/></text:span></text:span><text:span text:style-name="Strong_20_Emphasis"><text:span text:style-name="T26"><draw:control text:anchor-type="as-char" draw:z-index="10" draw:name="Vorm 1" draw:style-name="gr1" draw:text-style-name="P61" svg:width="0.35cm" svg:height="0.35cm" draw:control="control11"/></text:span></text:span></text:p>
          </table:table-cell>
          <table:table-cell table:style-name="Tabel3.A1" office:value-type="string">
            <text:p text:style-name="P60"><text:span text:style-name="Strong_20_Emphasis"><text:span text:style-name="T30">Mozilla Firefox</text:span></text:span></text:p>
          </table:table-cell>
        </table:table-row>
        <table:table-row table:style-name="TableLine94534883026224">
          <table:table-cell table:style-name="Tabel3.A1" office:value-type="string">
            <text:p text:style-name="P60"><text:span text:style-name="Strong_20_Emphasis"><text:span text:style-name="T22"/></text:span></text:p>
          </table:table-cell>
          <table:table-cell table:style-name="Tabel3.A1" office:value-type="string">
            <text:p text:style-name="P55">Start <text:span text:style-name="T67">Firefox webbrowser</text:span>.</text:p>
            <text:p text:style-name="P55">Ga naar <text:a xlink:type="simple" xlink:href="https://adguard.com/nl/download-extension/firefox.html" text:style-name="Internet_20_link" text:visited-style-name="Visited_20_Internet_20_Link">https://adguard.com/nl/download-extension/firefox.html</text:a> </text:p>
            <text:p text:style-name="P55">Klik op <text:span text:style-name="T67">Toevoegen aan Firefox</text:span>.</text:p>
            <text:p text:style-name="P55">Klik op <text:span text:style-name="T67">Toevoegen</text:span>.</text:p>
            <text:p text:style-name="P55"><text:span text:style-name="User_20_Entry"><text:span text:style-name="T61">Klik op </text:span></text:span><text:span text:style-name="User_20_Entry"><text:span text:style-name="T60">Oké, begrepen</text:span></text:span><text:span text:style-name="User_20_Entry"><text:span text:style-name="T61">.</text:span></text:span></text:p>
          </table:table-cell>
        </table:table-row>
      </table:table>
      <text:p text:style-name="P50"><text:span text:style-name="Strong_20_Emphasis"><text:span text:style-name="T24"/></text:span></text:p>
      <text:list xml:id="list203008793939156" text:continue-numbering="true" text:style-name="L1">
        <text:list-item>
          <text:p text:style-name="P48"><text:span text:style-name="Strong_20_Emphasis"><text:span text:style-name="T52">Thunderbird (e-mail) </text:span></text:span><text:span text:style-name="Strong_20_Emphasis"><text:span text:style-name="T53">Google Agenda </text:span></text:span><text:span text:style-name="Strong_20_Emphasis"><text:span text:style-name="T52">instellen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/>
        <table:table-row table:style-name="TableLine94534849335792">
          <table:table-cell table:style-name="Tabel2.A1" office:value-type="string">
            <text:p text:style-name="P39"><text:span text:style-name="Strong_20_Emphasis"><text:span text:style-name="T22"><text:s/></text:span></text:span><text:span text:style-name="Strong_20_Emphasis"><text:span text:style-name="T26"><draw:control text:anchor-type="as-char" draw:z-index="2" draw:name="Vorm40_2" draw:style-name="gr1" draw:text-style-name="P61" svg:width="0.35cm" svg:height="0.35cm" draw:control="control3"/></text:span></text:span></text:p>
          </table:table-cell>
          <table:table-cell table:style-name="Tabel2.A1" office:value-type="string">
            <text:p text:style-name="P11">Start <text:span text:style-name="T69">Mozilla </text:span><text:span text:style-name="T67">Thunderbird </text:span><text:span text:style-name="T69">e-mail/nieuws</text:span>.</text:p>
            <text:p text:style-name="P11">Ga naar <text:span text:style-name="T67">Menu openen ☰</text:span> <text:s/>&gt; <text:span text:style-name="T67">Add-ons</text:span>.</text:p>
            <text:p text:style-name="P11">Zoek <text:span text:style-name="T67">Google Agenda</text:span>.</text:p>
            <text:p text:style-name="P2"><text:span text:style-name="T15">Klik achter </text:span><text:span text:style-name="T32">Provider for Google Calendar</text:span><text:span text:style-name="T15"> op </text:span><text:span text:style-name="T32">+ Toevoegen</text:span><text:span text:style-name="T15">.</text:span></text:p>
          </table:table-cell>
        </table:table-row>
      </table:table>
      <text:p text:style-name="P23"><text:span text:style-name="Strong_20_Emphasis"><text:span text:style-name="T23"/></text:span></text:p>
      <text:list xml:id="list203007283402882" text:continue-numbering="true" text:style-name="L1">
        <text:list-item>
          <text:p text:style-name="P47"><text:span text:style-name="Strong_20_Emphasis"><text:span text:style-name="T52">Terminal (terminalvenster) altijd maximale grootte instellen</text:span></text:span></text:p>
        </text:list-item>
      </text:list>
      <text:p text:style-name="P21"/>
      <table:table table:name="Tabel1" table:style-name="Tabel1">
        <table:table-column table:style-name="Tabel1.A"/>
        <table:table-column table:style-name="Tabel1.B"/>
        <table:table-row table:style-name="TableLine94534849311264">
          <table:table-cell table:style-name="Tabel1.A1" office:value-type="string">
            <text:p text:style-name="P44"><text:span text:style-name="Strong_20_Emphasis"><text:span text:style-name="T22"><text:s/></text:span></text:span><text:span text:style-name="Strong_20_Emphasis"><text:span text:style-name="T26"><draw:control text:anchor-type="as-char" draw:z-index="8" draw:name="Vorm40_ 1" draw:style-name="gr1" draw:text-style-name="P61" svg:width="0.35cm" svg:height="0.35cm" draw:control="control9"/></text:span></text:span></text:p>
          </table:table-cell>
          <table:table-cell table:style-name="Tabel1.A1" office:value-type="string">
            <text:p text:style-name="P12">Start <text:span text:style-name="T67">Terminalvenster</text:span>.</text:p>
            <text:p text:style-name="P12">Maximaliseer het Terminalvenster.</text:p>
            <text:p text:style-name="P12">Voer de volgende opdracht uit:</text:p>
            <text:p text:style-name="P16">echo "Terminalgrootte: $COLUMNS kolommen $LINES rijen"</text:p>
            <text:p text:style-name="P12">Ga naar <text:span text:style-name="T67">☰</text:span> <text:s/>&gt; <text:span text:style-name="T67">Voorkeuren</text:span>.</text:p>
            <text:p text:style-name="P12">Onder <text:span text:style-name="T67">Profielen</text:span> klik op <text:span text:style-name="T67">Naamloos</text:span>.</text:p>
            <text:p text:style-name="P12">Vul in achter <text:span text:style-name="T67">Oorspronkelijke afmeting van de terminal </text:span><text:span text:style-name="Strong_20_Emphasis"><text:span text:style-name="T71">COLUMNS</text:span></text:span><text:span text:style-name="Strong_20_Emphasis"><text:span text:style-name="T62"> kolommen en </text:span></text:span><text:span text:style-name="Strong_20_Emphasis"><text:span text:style-name="T71">LINES</text:span></text:span><text:span text:style-name="Strong_20_Emphasis"><text:span text:style-name="T62"> rijen.<text:line-break/></text:span></text:span><text:span text:style-name="Strong_20_Emphasis"><text:span text:style-name="T64">S</text:span></text:span><text:span text:style-name="Strong_20_Emphasis"><text:span text:style-name="T62">luit </text:span></text:span><text:span text:style-name="Strong_20_Emphasis"><text:span text:style-name="T65">Voorkeuren</text:span></text:span><text:span text:style-name="Strong_20_Emphasis"><text:span text:style-name="T62">.</text:span></text:span></text:p>
          </table:table-cell>
        </table:table-row>
      </table:table>
      <text:p text:style-name="P26"><text:span text:style-name="Strong_20_Emphasis"><text:span text:style-name="T23"/></text:span></text:p>
      <text:p text:style-name="P27"><text:span text:style-name="T34">E</text:span><text:span text:style-name="T35">inde c</text:span><text:span text:style-name="T36">hecklist, </text:span><text:span text:style-name="T37">het instellen van </text:span><text:span text:style-name="Strong_20_Emphasis"><text:span text:style-name="T47">Ubunt</text:span></text:span><text:span text:style-name="Strong_20_Emphasis"><text:span text:style-name="T50">u</text:span></text:span><text:span text:style-name="Strong_20_Emphasis"><text:span text:style-name="T47"> of Debian GNU/Linux </text:span></text:span><text:span text:style-name="Strong_20_Emphasis"><text:span text:style-name="T51">desktop </text:span></text:span><text:span text:style-name="T36">is voltooid.</text:span></text:p>
      <text:p text:style-name="P22"/>
      <text:p text:style-name="P1"><text:span text:style-name="T27">Geschreven</text:span><text:span text:style-name="T14"> door Karel Zimmer &lt;</text:span><text:a xlink:type="simple" xlink:href="mailto:info@karelzimmer.nl" text:style-name="Internet_20_link" text:visited-style-name="Visited_20_Internet_20_Link"><text:span text:style-name="T59">info@karelzimmer.nl</text:span></text:a><text:span text:style-name="T14">&gt;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ellen-Ubuntu-Debian-desktop</text:file-name></text:span><text:span text:style-name="MT2"><text:tab/><text:tab/></text:span><text:span text:style-name="MT1"><text:date style:data-style-name="N36" text:date-value="2022-05-05T20:30:06.587680941">05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2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5T20:30:06.397371657</dc:date>
    <meta:keyword>Installatie</meta:keyword>
    <meta:keyword>Checklist</meta:keyword>
    <meta:keyword>Linux</meta:keyword>
    <meta:editing-cycles>6420</meta:editing-cycles>
    <meta:editing-duration>P11DT7H2M30S</meta:editing-duration>
    <meta:print-date>2021-03-23T20:07:57.967210640</meta:print-date>
    <dc:creator>Karel Zimmer</dc:creator>
    <meta:document-statistic meta:table-count="5" meta:image-count="0" meta:object-count="0" meta:page-count="2" meta:paragraph-count="84" meta:word-count="484" meta:character-count="3609" meta:non-whitespace-character-count="3183"/>
    <meta:user-defined meta:name="Info 1"/>
    <meta:user-defined meta:name="Info 2"/>
    <meta:user-defined meta:name="Info 3"/>
    <meta:user-defined meta:name="Info 4"/>
  </office:meta>
</office:document-meta>
</file>